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BFVZIX+Arial-BoldMT" svg:font-family="BFVZIX+Arial-BoldMT" style:font-family-generic="swiss"/>
    <style:font-face style:name="FDJDTO+TimesNewRomanPS-BoldItalicMT" svg:font-family="FDJDTO+TimesNewRomanPS-BoldItalicMT" style:font-family-generic="swiss"/>
    <style:font-face style:name="XSLZKI+TimesNewRomanPSMT" svg:font-family="XSLZKI+TimesNewRomanPSMT" style:font-family-generic="swiss"/>
    <style:font-face style:name="XUMWKT+TimesNewRomanPS-ItalicMT" svg:font-family="XUMWKT+TimesNewRomanPS-ItalicMT"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4">
      <style:paragraph-properties fo:text-align="start" style:justify-single-word="false"/>
    </style:style>
    <style:style style:name="P4" style:family="paragraph" style:parent-style-name="Standard" style:list-style-name="L4">
      <style:paragraph-properties fo:text-align="start" style:justify-single-word="false"/>
    </style:style>
    <style:style style:name="P5" style:family="paragraph" style:parent-style-name="Standard" style:list-style-name="L6">
      <style:paragraph-properties fo:text-align="start" style:justify-single-word="false"/>
    </style:style>
    <style:style style:name="P6" style:family="paragraph" style:parent-style-name="Standard" style:list-style-name="L6">
      <style:paragraph-properties fo:text-align="start" style:justify-single-word="false"/>
    </style:style>
    <style:style style:name="P7" style:family="paragraph" style:parent-style-name="Standard" style:list-style-name="L6">
      <style:paragraph-properties fo:text-align="start" style:justify-single-word="false"/>
    </style:style>
    <style:style style:name="P8" style:family="paragraph" style:parent-style-name="Standard" style:list-style-name="L6">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list-style-name="L7">
      <style:paragraph-properties fo:text-align="start"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list-style-name="L1">
      <style:paragraph-properties fo:text-align="justify" style:justify-single-word="false"/>
      <style:text-properties style:font-name="Times New Roman1" fo:font-size="11pt" style:font-name-asian="FDJDTO+TimesNewRomanPS-BoldItalicMT" style:font-size-asian="11pt" style:font-name-complex="FDJDTO+TimesNewRomanPS-BoldItalicMT" style:font-size-complex="11pt"/>
    </style:style>
    <style:style style:name="P13" style:family="paragraph" style:parent-style-name="Standard">
      <style:paragraph-properties fo:text-align="start" style:justify-single-word="false"/>
      <style:text-properties style:font-name="Times New Roman"/>
    </style:style>
    <style:style style:name="P14" style:family="paragraph" style:parent-style-name="Standard" style:list-style-name="L1">
      <style:paragraph-properties fo:text-align="start"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style:style>
    <style:style style:name="P16" style:family="paragraph" style:parent-style-name="Standard">
      <style:paragraph-properties fo:text-align="start" style:justify-single-word="false"/>
      <style:text-properties style:font-name="Times New Roman" fo:font-weight="bold" style:font-weight-asian="bold" style:font-weight-complex="bold"/>
    </style:style>
    <style:style style:name="P17" style:family="paragraph" style:parent-style-name="Standard">
      <style:paragraph-properties fo:text-align="start" style:justify-single-word="false"/>
      <style:text-properties style:font-name="Times New Roman" fo:font-style="italic" style:font-style-asian="italic" style:font-style-complex="italic"/>
    </style:style>
    <style:style style:name="P1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agraph-properties fo:text-align="center"/>
    </style:style>
    <style:style style:name="P20" style:family="paragraph">
      <style:text-properties fo:font-size="13pt" fo:font-weight="bold"/>
    </style:style>
    <style:style style:name="T1" style:family="text">
      <style:text-properties style:font-name-asian="XSLZKI+TimesNewRomanPSMT" style:font-name-complex="XSLZKI+TimesNewRomanPSMT"/>
    </style:style>
    <style:style style:name="T2" style:family="text">
      <style:text-properties fo:font-weight="normal" style:font-weight-asian="normal" style:font-weight-complex="normal"/>
    </style:style>
    <style:style style:name="T3" style:family="text">
      <style:text-properties fo:font-size="11pt" style:font-name-asian="XSLZKI+TimesNewRomanPSMT" style:font-size-asian="11pt" style:font-name-complex="XSLZKI+TimesNewRomanPSMT" style:font-size-complex="11pt"/>
    </style:style>
    <style:style style:name="T4" style:family="text">
      <style:text-properties fo:font-size="11pt" style:font-name-asian="XUMWKT+TimesNewRomanPS-ItalicMT" style:font-size-asian="11pt" style:font-name-complex="XUMWKT+TimesNewRomanPS-ItalicMT" style:font-size-complex="11pt"/>
    </style:style>
    <style:style style:name="T5" style:family="text">
      <style:text-properties fo:font-size="11pt" style:font-name-asian="FDJDTO+TimesNewRomanPS-BoldItalicMT" style:font-size-asian="11pt" style:font-name-complex="FDJDTO+TimesNewRomanPS-BoldItalicMT" style:font-size-complex="11pt"/>
    </style:style>
    <style:style style:name="T6" style:family="text">
      <style:text-properties fo:font-size="11pt" fo:font-style="italic" style:font-name-asian="XSLZKI+TimesNewRomanPSMT" style:font-size-asian="11pt" style:font-style-asian="italic" style:font-name-complex="XSLZKI+TimesNewRomanPSMT" style:font-size-complex="11pt" style:font-style-complex="italic"/>
    </style:style>
    <style:style style:name="T7" style:family="text">
      <style:text-properties fo:font-size="11pt" fo:font-style="normal" style:font-name-asian="XSLZKI+TimesNewRomanPSMT" style:font-size-asian="11pt" style:font-style-asian="normal" style:font-name-complex="XSLZKI+TimesNewRomanPSMT" style:font-size-complex="11pt" style:font-style-complex="normal"/>
    </style:style>
    <style:style style:name="T8" style:family="text">
      <style:text-properties style:font-name="Times New Roman" fo:font-size="11pt" fo:font-weight="normal" style:font-name-asian="XSLZKI+TimesNewRomanPSMT" style:font-size-asian="11pt" style:font-weight-asian="normal" style:font-name-complex="XSLZKI+TimesNewRomanPSMT" style:font-size-complex="11pt" style:font-weight-complex="normal"/>
    </style:style>
    <style:style style:name="T9" style:family="text">
      <style:text-properties style:font-name="Times New Roman" fo:font-size="11pt" style:font-name-asian="XSLZKI+TimesNewRomanPSMT" style:font-size-asian="11pt" style:font-name-complex="XSLZKI+TimesNewRomanPSMT" style:font-size-complex="11pt"/>
    </style:style>
    <style:style style:name="T10" style:family="text">
      <style:text-properties style:font-name="Times New Roman" fo:font-size="11pt" style:text-underline-style="none" style:font-name-asian="XSLZKI+TimesNewRomanPSMT" style:font-size-asian="11pt" style:font-name-complex="XSLZKI+TimesNewRomanPSMT" style:font-size-complex="11pt"/>
    </style:style>
    <style:style style:name="T11" style:family="text">
      <style:text-properties style:font-name="Times New Roman" fo:font-size="11pt" style:text-underline-style="none" fo:font-weight="normal" style:font-name-asian="XSLZKI+TimesNewRomanPSMT" style:font-size-asian="11pt" style:font-weight-asian="normal" style:font-name-complex="XSLZKI+TimesNewRomanPSMT" style:font-size-complex="11pt" style:font-weight-complex="normal"/>
    </style:style>
    <style:style style:name="T12" style:family="text">
      <style:text-properties style:font-name="Times New Roman" fo:font-size="11pt" fo:font-style="italic" style:font-name-asian="XSLZKI+TimesNewRomanPSMT" style:font-size-asian="11pt" style:font-style-asian="italic" style:font-name-complex="XSLZKI+TimesNewRomanPSMT" style:font-size-complex="11pt" style:font-style-complex="italic"/>
    </style:style>
    <style:style style:name="T13" style:family="text">
      <style:text-properties style:font-name="Times New Roman" fo:font-size="12pt" style:text-underline-style="none" fo:font-weight="normal" style:font-name-asian="XSLZKI+TimesNewRomanPSMT" style:font-size-asian="12pt" style:font-weight-asian="normal" style:font-name-complex="XSLZKI+TimesNewRomanPSMT" style:font-size-complex="12pt" style:font-weight-complex="normal"/>
    </style:style>
    <style:style style:name="T14" style:family="text">
      <style:text-properties style:font-name="Times New Roman" fo:font-size="12pt" style:text-underline-style="none" style:font-name-asian="XSLZKI+TimesNewRomanPSMT" style:font-size-asian="12pt" style:font-name-complex="XSLZKI+TimesNewRomanPSMT" style:font-size-complex="12pt"/>
    </style:style>
    <style:style style:name="T15" style:family="text">
      <style:text-properties style:font-name="Times New Roman1" fo:font-size="11pt" fo:font-weight="normal" style:font-name-asian="FDJDTO+TimesNewRomanPS-BoldItalicMT" style:font-size-asian="11pt" style:font-weight-asian="normal" style:font-name-complex="FDJDTO+TimesNewRomanPS-BoldItalicMT" style:font-size-complex="11pt" style:font-weight-complex="normal"/>
    </style:style>
    <style:style style:name="T16" style:family="text">
      <style:text-properties style:text-position="super 58%" fo:font-size="11pt" style:font-name-asian="XSLZKI+TimesNewRomanPSMT" style:font-size-asian="11pt" style:font-name-complex="XSLZKI+TimesNewRomanPSMT" style:font-size-complex="11pt"/>
    </style:style>
    <style:style style:name="T17" style:family="text">
      <style:text-properties style:text-position="0% 100%" fo:font-size="11pt" style:font-name-asian="XSLZKI+TimesNewRomanPSMT" style:font-size-asian="11pt" style:font-name-complex="XSLZKI+TimesNewRomanPSMT" style:font-size-complex="11pt"/>
    </style:style>
    <style:style style:name="T18" style:family="text">
      <style:text-properties fo:font-size="13pt" fo:font-weight="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661cm"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marker-start="Arrow" draw:marker-end="Arrow"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svg:stroke-color="#000000" draw:fill="none" draw:fill-color="#ffffff" fo:min-height="0.503cm" style:run-through="foreground"/>
    </style:style>
    <style:style style:name="gr8" style:family="graphic">
      <style:graphic-properties draw:stroke="none" svg:stroke-color="#000000" draw:fill="none" draw:fill-color="#ffffff" fo:min-height="0.582cm" style:run-through="foreground"/>
    </style:style>
    <style:style style:name="gr9" style:family="graphic">
      <style:graphic-properties draw:stroke="none" svg:stroke-color="#000000" draw:fill="none" draw:fill-color="#ffffff" fo:min-height="1.217cm" style:run-through="foreground"/>
    </style:style>
    <style:style style:name="gr10" style:family="graphic">
      <style:graphic-properties draw:marker-end="Arrow" draw:textarea-horizontal-align="center" draw:textarea-vertical-align="middle" style:run-through="foreground"/>
    </style:style>
    <style:style style:name="gr11" style:family="graphic">
      <style:graphic-properties style:run-through="foreground"/>
    </style:style>
    <style:style style:name="gr12" style:family="graphic">
      <style:graphic-properties draw:marker-start="Arrow" draw:marker-end="" draw:textarea-horizontal-align="center" draw:textarea-vertical-align="middle" style:run-through="foreground"/>
    </style:style>
    <style:style style:name="gr13" style:family="graphic">
      <style:graphic-properties draw:marker-start="Arrow" draw:textarea-horizontal-align="center" draw:textarea-vertical-align="middle" style:run-through="foreground"/>
    </style:style>
    <style:style style:name="gr14" style:family="graphic">
      <style:graphic-properties draw:stroke="none" svg:stroke-color="#000000" draw:fill="none" draw:fill-color="#ffffff" fo:min-height="0.9cm" style:run-through="foreground"/>
    </style:style>
    <style:style style:name="gr15" style:family="graphic">
      <style:graphic-properties draw:stroke="none" svg:stroke-color="#000000" draw:fill="none" draw:fill-color="#ffffff" fo:min-height="0.688cm" style:run-through="foreground"/>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ched (grid, cluster level scheduler) draft</text:p>
      <text:p text:style-name="P1"/>
      <text:p text:style-name="P2"/>
      <text:p text:style-name="P2">Important parts of the new scheduler service:</text:p>
      <text:p text:style-name="P2"/>
      <text:list text:style-name="L1">
        <text:list-item>
          <text:p text:style-name="P12"><text:span text:style-name="T15">Execution Planning Services (EPS) plugin</text:span><text:span text:style-name="T2">: </text:span><text:span text:style-name="T8">An EPS will typically attempt to optimize some objective function such as execution time, cost, </text:span><text:span text:style-name="T9">reliability, etc. An EPS will not enact the schedule; it will simply generate it</text:span><text:span text:style-name="T10">.</text:span><text:span text:style-name="T11"> </text:span><text:span text:style-name="T13">An EPS will likely use information services and Candidate </text:span><text:span text:style-name="T14">Set Generator</text:span></text:p>
        </text:list-item>
        <text:list-item>
          <text:p text:style-name="P14"><text:span text:style-name="T5">Candidate Set Generator (CSG) plugin: </text:span><text:span text:style-name="T3">The basic idea is quite simple: determine the set of resources on which a unit of work canexecute—“where is it </text:span><text:span text:style-name="T4">possible </text:span><text:span text:style-name="T3">to execute?”, rather than “where </text:span><text:span text:style-name="T4">will </text:span><text:span text:style-name="T3">it execute?” This may involve issues such as what binaries are available, special application requirements (e.g., 4GB memory and 40GB temporary disk space, )</text:span></text:p>
        </text:list-item>
      </text:list>
      <text:p text:style-name="P13"><text:span text:style-name="T3"/></text:p>
      <text:p text:style-name="P13"><text:span text:style-name="T3">The EPS and the CSG function are in these document (OGSA Arch. Doc v1.5): </text:span><text:a xlink:type="simple" xlink:href="http://www.ogf.org/documents/GFD.80.pdf"><text:span text:style-name="T3">http://www.ogf.org/documents/GFD.80.pdf</text:span></text:a><text:a xlink:type="simple" xlink:href="http://www.ogf.org/documents/GFD.80.pdf"><text:span text:style-name="T3"> </text:span></text:a></text:p>
      <text:p text:style-name="P13"><text:span text:style-name="T3"/></text:p>
      <text:p text:style-name="P13"><draw:g text:anchor-type="paragraph" draw:z-index="0" draw:style-name="gr1"><draw:rect draw:style-name="gr2" draw:text-style-name="P19" svg:width="3.917cm" svg:height="2.408cm" svg:x="5.802cm" svg:y="2.909cm"><text:p/></draw:rect><draw:frame draw:style-name="gr3" svg:width="1.191cm" svg:height="0.662cm" svg:x="4.611cm" svg:y="3.887cm"><draw:text-box><text:p>BES</text:p></draw:text-box></draw:frame><draw:custom-shape draw:style-name="gr4" draw:text-style-name="P19" svg:width="1.244cm" svg:height="1.165cm" svg:x="1.198cm" svg:y="2.512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 draw:text-style-name="P19" svg:x1="1.753cm" svg:y1="3.676cm" svg:x2="1.753cm" svg:y2="5.052cm"><text:p/></draw:line><draw:line draw:style-name="gr2" draw:text-style-name="P19" svg:x1="1.753cm" svg:y1="5.052cm" svg:x2="1.039cm" svg:y2="5.475cm"><text:p/></draw:line><draw:line draw:style-name="gr2" draw:text-style-name="P19" svg:x1="2.176cm" svg:y1="5.475cm" svg:x2="1.753cm" svg:y2="5.052cm"><text:p/></draw:line><draw:line draw:style-name="gr2" draw:text-style-name="P19" svg:x1="1.753cm" svg:y1="4.02cm" svg:x2="1.118cm" svg:y2="4.39cm"><text:p/></draw:line><draw:line draw:style-name="gr2" draw:text-style-name="P19" svg:x1="2.282cm" svg:y1="4.47cm" svg:x2="1.753cm" svg:y2="4.02cm"><text:p/></draw:line><draw:line draw:style-name="gr5" draw:text-style-name="P19" svg:x1="6.754cm" svg:y1="7.142cm" svg:x2="6.728cm" svg:y2="5.581cm"><text:p/></draw:line><draw:line draw:style-name="gr5" draw:text-style-name="P19" svg:x1="9.903cm" svg:y1="2.75cm" svg:x2="12.602cm" svg:y2="1.797cm"><text:p/></draw:line><draw:ellipse draw:style-name="gr6" draw:text-style-name="P19" svg:width="3.149cm" svg:height="2.329cm" svg:x="12.866cm" svg:y="0.051cm"><text:p text:style-name="P19">ISIS</text:p></draw:ellipse><draw:frame draw:style-name="gr3" svg:width="1.191cm" svg:height="0.662cm" svg:x="6.357cm" svg:y="7.539cm"><draw:text-box><text:p>BES</text:p></draw:text-box></draw:frame><draw:frame draw:style-name="gr3" svg:width="1.191cm" svg:height="0.662cm" svg:x="7.839cm" svg:y="7.486cm"><draw:text-box><text:p>LIDI</text:p></draw:text-box></draw:frame><draw:line draw:style-name="gr5" draw:text-style-name="P19" svg:x1="8.368cm" svg:y1="7.248cm" svg:x2="8.342cm" svg:y2="5.687cm"><text:p/></draw:line><draw:frame draw:style-name="gr7" draw:text-style-name="P20" svg:width="1.588cm" svg:height="0.53cm" svg:x="7.045cm" svg:y="3.729cm"><draw:text-box><text:p text:style-name="P20"><text:span text:style-name="T18">Sched</text:span></text:p></draw:text-box></draw:frame><draw:frame draw:style-name="gr3" svg:width="1.191cm" svg:height="0.662cm" svg:x="8.527cm" svg:y="2.909cm"><draw:text-box><text:p>LIDI</text:p></draw:text-box></draw:frame><draw:frame draw:style-name="gr8" svg:width="2.276cm" svg:height="0.583cm" svg:x="6.066cm" svg:y="2.909cm"><draw:text-box><text:p>Delegation</text:p></draw:text-box></draw:frame><draw:ellipse draw:style-name="gr6" draw:text-style-name="P19" svg:width="5.425cm" svg:height="3.149cm" svg:x="4.823cm" svg:y="8.174cm"><text:p text:style-name="P19">Other service(s)</text:p><text:p text:style-name="P19">(A-REX, AREX2)</text:p></draw:ellipse><draw:frame draw:style-name="gr9" svg:width="2.17cm" svg:height="2.437cm" svg:x="1.251cm" svg:y="6.004cm"><draw:text-box><text:p>User</text:p><text:p/><text:p>apstat</text:p><text:p>apsub</text:p><text:p>apkill</text:p></draw:text-box></draw:frame><draw:frame draw:style-name="gr9" svg:width="3.626cm" svg:height="1.218cm" svg:x="13.104cm" svg:y="2.803cm"><draw:text-box><text:p>Information system</text:p></draw:text-box></draw:frame><draw:line draw:style-name="gr5" draw:text-style-name="P19" svg:x1="2.415cm" svg:y1="4.205cm" svg:x2="4.373cm" svg:y2="4.179cm"><text:p/></draw:line><draw:rect draw:style-name="gr6" draw:text-style-name="P19" svg:width="1.377cm" svg:height="0.9cm" svg:x="5.802cm" svg:y="4.417cm"><text:p text:style-name="P19">CSG</text:p></draw:rect><draw:rect draw:style-name="gr6" draw:text-style-name="P19" svg:width="1.377cm" svg:height="0.9cm" svg:x="8.342cm" svg:y="4.417cm"><text:p text:style-name="P19">EPS</text:p></draw:rect></draw:g><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5"><text:span text:style-name="T3">1. Figure Sched draft</text:span></text:p>
      <text:p text:style-name="P13"><text:span text:style-name="T3"/></text:p>
      <text:p text:style-name="P13"><text:span text:style-name="T3"/></text:p>
      <text:p text:style-name="P13"><text:span text:style-name="T3">The Sched can be grid and cluster level scheduler. It will support the PULL and the PUSH mode scheduling. The cluster element can ask job from the Sched with using its iBES interface. </text:span></text:p>
      <text:p text:style-name="P13"><text:span text:style-name="T3"/></text:p>
      <text:p text:style-name="P13"><text:span text:style-name="T3">iBES interface methods:</text:span></text:p>
      <text:p text:style-name="P13"><text:span text:style-name="T3"/></text:p>
      <text:p text:style-name="P16"><text:span text:style-name="T3">GetActivity</text:span></text:p>
      <text:p text:style-name="P13"><text:span text:style-name="T3"/></text:p>
      <text:p text:style-name="P13"><text:span text:style-name="T6">Task:</text:span><text:span text:style-name="T3"> ask for job from the Sched</text:span></text:p>
      <text:p text:style-name="P13"><text:span text:style-name="T3"/></text:p>
      <text:p text:style-name="P13"><text:span text:style-name="T6">Input</text:span><text:span text:style-name="T3">: Sched End Point, Information document </text:span></text:p>
      <text:p text:style-name="P13"><text:span text:style-name="T3"/></text:p>
      <text:p text:style-name="P13"><text:span text:style-name="T6">Output:</text:span><text:span text:style-name="T3"> job description</text:span></text:p>
      <text:p text:style-name="P13"><text:span text:style-name="T3"/></text:p>
      <text:p text:style-name="P13"><text:span text:style-name="T3"/></text:p>
      <text:p text:style-name="P16"><text:span text:style-name="T3">ReportActivityStatus</text:span></text:p>
      <text:p text:style-name="P13"><text:span text:style-name="T3"/></text:p>
      <text:p text:style-name="P13"><text:span text:style-name="T6">Task:</text:span><text:span text:style-name="T3"> the cluster element sent the activity status to the Sched </text:span></text:p>
      <text:p text:style-name="P13"><text:span text:style-name="T3"/></text:p>
      <text:p text:style-name="P13"><text:span text:style-name="T6">Input:</text:span><text:span text:style-name="T3"> Sched End Point</text:span></text:p>
      <text:p text:style-name="P13"><text:span text:style-name="T3"/></text:p>
      <text:p text:style-name="P17"><text:span text:style-name="T3">Output: </text:span><text:span text:style-name="T7">Activity document</text:span></text:p>
      <text:p text:style-name="P13"><text:span text:style-name="T3"/></text:p>
      <text:p text:style-name="P13"><text:span text:style-name="T3"/></text:p>
      <text:p text:style-name="P16"><text:span text:style-name="T3">GetActivityStatusChanges</text:span></text:p>
      <text:p text:style-name="P13"><text:span text:style-name="T3"/></text:p>
      <text:p text:style-name="P13"><text:span text:style-name="T6">Task:</text:span><text:span text:style-name="T3"> the cluster element queries the activities status changes from the Sched </text:span></text:p>
      <text:p text:style-name="P13"><text:span text:style-name="T3"/></text:p>
      <text:p text:style-name="P13"><draw:g text:anchor-type="paragraph" draw:z-index="1" draw:style-name="gr1"><draw:ellipse draw:style-name="gr6" draw:text-style-name="P19" svg:width="3.89cm" svg:height="1.932cm" svg:x="2.306cm" svg:y="11.529cm"><text:p text:style-name="P19">A-REX2</text:p></draw:ellipse><draw:ellipse draw:style-name="gr6" draw:text-style-name="P19" svg:width="3.89cm" svg:height="1.932cm" svg:x="7.094cm" svg:y="11.423cm"><text:p text:style-name="P19">A-REX2</text:p></draw:ellipse><draw:line draw:style-name="gr10" draw:text-style-name="P19" svg:x1="0.718cm" svg:y1="9.396cm" svg:x2="4.29cm" svg:y2="9.396cm"><text:p/></draw:line><draw:g draw:style-name="gr11"><draw:rect draw:style-name="gr6" draw:text-style-name="P19" svg:width="4.049cm" svg:height="1.641cm" svg:x="9.052cm" svg:y="2.639cm"><text:p text:style-name="P19">Sched</text:p></draw:rect><draw:ellipse draw:style-name="gr6" draw:text-style-name="P19" svg:width="3.89cm" svg:height="1.932cm" svg:x="5.613cm" svg:y="5.919cm"><text:p text:style-name="P19">A-REX</text:p></draw:ellipse><draw:ellipse draw:style-name="gr6" draw:text-style-name="P19" svg:width="3.89cm" svg:height="1.932cm" svg:x="10.111cm" svg:y="6.052cm"><text:p text:style-name="P19">A-REX</text:p></draw:ellipse><draw:line draw:style-name="gr10" draw:text-style-name="P19" svg:x1="9.423cm" svg:y1="4.438cm" svg:x2="8.312cm" svg:y2="5.92cm"><text:p/></draw:line><draw:line draw:style-name="gr10" draw:text-style-name="P19" svg:x1="11.116cm" svg:y1="4.438cm" svg:x2="11.777cm" svg:y2="6.052cm"><text:p/></draw:line><draw:rect draw:style-name="gr6" draw:text-style-name="P19" svg:width="4.049cm" svg:height="1.641cm" svg:x="4.74cm" svg:y="8.523cm"><text:p text:style-name="P19">Sched</text:p></draw:rect><draw:line draw:style-name="gr12" draw:text-style-name="P19" svg:x1="5.481cm" svg:y1="10.163cm" svg:x2="4.793cm" svg:y2="11.581cm"><text:p/></draw:line><draw:line draw:style-name="gr13" draw:text-style-name="P19" svg:x1="7.677cm" svg:y1="10.163cm" svg:x2="8.338cm" svg:y2="11.422cm"><text:p/></draw:line><draw:line draw:style-name="gr2" draw:text-style-name="P19" svg:x1="6.962cm" svg:y1="8.523cm" svg:x2="7.2cm" svg:y2="7.851cm"><text:p/></draw:line><draw:line draw:style-name="gr10" draw:text-style-name="P19" svg:x1="3.999cm" svg:y1="3.279cm" svg:x2="7.571cm" svg:y2="3.279cm"><text:p/></draw:line><draw:frame draw:style-name="gr14" svg:width="2.567cm" svg:height="0.976cm" svg:x="4.184cm" svg:y="2.194cm"><draw:text-box><text:p text:style-name="P19">Grid level scheduler</text:p></draw:text-box></draw:frame><draw:frame draw:style-name="gr14" svg:width="2.567cm" svg:height="0.976cm" svg:x="1.221cm" svg:y="8.195cm"><draw:text-box><text:p text:style-name="P19">Cluster level scheduler</text:p></draw:text-box></draw:frame><draw:frame draw:style-name="gr15" svg:width="2.885cm" svg:height="0.976cm" svg:x="13.153cm" svg:y="4.75cm"><draw:text-box><text:p text:style-name="P19">PULL model</text:p><text:p text:style-name="P19">(BES)</text:p></draw:text-box></draw:frame><draw:frame draw:style-name="gr15" svg:width="3.705cm" svg:height="0.976cm" svg:x="9.714cm" svg:y="10.296cm"><draw:text-box><text:p text:style-name="P19">PUSH model</text:p><text:p text:style-name="P19"><text:s/>(iBES)</text:p></draw:text-box></draw:frame></draw:g></draw:g><text:span text:style-name="T6">Input</text:span><text:span text:style-name="T3">: </text:span><text:span text:style-name="T9">Sched End Point</text:span></text:p>
      <text:p text:style-name="P13"><text:span text:style-name="T3"/></text:p>
      <text:p text:style-name="P2"><text:span text:style-name="T12">Output</text:span><text:span text:style-name="T9">: </text:span><text:span text:style-name="T3">list of JobStatusChange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1"><text:span text:style-name="T3">2. Figure: Grid, cluster level</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g text:anchor-type="paragraph" draw:z-index="2" draw:style-name="gr16"><draw:ellipse draw:style-name="gr6" draw:text-style-name="P19" svg:width="2.964cm" svg:height="2.276cm" svg:x="2.289cm" svg:y="6.337cm"><text:p text:style-name="P19">Sched</text:p></draw:ellipse><draw:rect draw:style-name="gr6" draw:text-style-name="P19" svg:width="2.805cm" svg:height="1.853cm" svg:x="6.92cm" svg:y="1.866cm"><text:p text:style-name="P19">ISIS</text:p></draw:rect><draw:line draw:style-name="gr10" draw:text-style-name="P19" svg:x1="4.538cm" svg:y1="6.337cm" svg:x2="6.919cm" svg:y2="3.903cm"><text:p/></draw:line><draw:ellipse draw:style-name="gr6" draw:text-style-name="P19" svg:width="2.858cm" svg:height="2.038cm" svg:x="11.814cm" svg:y="3.745cm"><text:p text:style-name="P19">AREX2</text:p></draw:ellipse><draw:ellipse draw:style-name="gr6" draw:text-style-name="P19" svg:width="2.858cm" svg:height="2.038cm" svg:x="12.132cm" svg:y="7.66cm"><text:p text:style-name="P19">AREX2</text:p></draw:ellipse><draw:ellipse draw:style-name="gr6" draw:text-style-name="P19" svg:width="2.858cm" svg:height="2.038cm" svg:x="8.296cm" svg:y="10.306cm"><text:p text:style-name="P19">AREX2</text:p></draw:ellipse><draw:line draw:style-name="gr10" draw:text-style-name="P19" svg:x1="12.026cm" svg:y1="4.089cm" svg:x2="9.724cm" svg:y2="2.766cm"><text:p/></draw:line><draw:line draw:style-name="gr10" draw:text-style-name="P19" svg:x1="11.815cm" svg:y1="5.094cm" svg:x2="5.253cm" svg:y2="7.105cm"><text:p/></draw:line><draw:line draw:style-name="gr10" draw:text-style-name="P19" svg:x1="12.132cm" svg:y1="8.48cm" svg:x2="5.253cm" svg:y2="7.713cm"><text:p/></draw:line><draw:line draw:style-name="gr10" draw:text-style-name="P19" svg:x1="8.295cm" svg:y1="10.968cm" svg:x2="4.459cm" svg:y2="8.613cm"><text:p/></draw:line><draw:line draw:style-name="gr10" draw:text-style-name="P19" svg:x1="15.757cm" svg:y1="2.343cm" svg:x2="9.857cm" svg:y2="2.078cm"><text:p/></draw:line><draw:line draw:style-name="gr2" draw:text-style-name="P19" svg:x1="14.646cm" svg:y1="7.951cm" svg:x2="15.757cm" svg:y2="2.342cm"><text:p/></draw:line><draw:line draw:style-name="gr10" draw:text-style-name="P19" svg:x1="0.358cm" svg:y1="6.047cm" svg:x2="6.682cm" svg:y2="2.66cm"><text:p/></draw:line><draw:line draw:style-name="gr2" draw:text-style-name="P19" svg:x1="0.358cm" svg:y1="6.045cm" svg:x2="2.951cm" svg:y2="11.681cm"><text:p/></draw:line><draw:line draw:style-name="gr2" draw:text-style-name="P19" svg:x1="2.951cm" svg:y1="11.682cm" svg:x2="8.296cm" svg:y2="11.603cm"><text:p/></draw:line></draw:g><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1"><text:span text:style-name="T3">3. Figure: Sched and the AREX2 services relation</text:span></text:p>
      <text:p text:style-name="P1"><text:span text:style-name="T3"/></text:p>
      <text:p text:style-name="P1"><text:span text:style-name="T3"/></text:p>
      <text:p text:style-name="P2"><text:span text:style-name="T3"/></text:p>
      <text:p text:style-name="P18"><text:span text:style-name="T1">Implementation workplan</text:span></text:p>
      <text:p text:style-name="P2"><text:span text:style-name="T3"/></text:p>
      <text:p text:style-name="P2"><text:span text:style-name="T3">January 14</text:span><text:span text:style-name="T16">th</text:span><text:span text:style-name="T3"> <text:s/>2008 - Fenruary 1</text:span><text:span text:style-name="T16">st</text:span><text:span text:style-name="T3"> <text:s text:c="2"/>2008</text:span></text:p>
      <text:list text:style-name="L4">
        <text:list-item>
          <text:p text:style-name="P3"><text:span text:style-name="T3">service skeleton</text:span></text:p>
        </text:list-item>
        <text:list-item>
          <text:p text:style-name="P3"><text:span text:style-name="T3">job class development</text:span></text:p>
        </text:list-item>
      </text:list>
      <text:p text:style-name="P2"><text:span text:style-name="T3"/></text:p>
      <text:p text:style-name="P2"><text:span text:style-name="T3">February 1</text:span><text:span text:style-name="T16">st</text:span><text:span text:style-name="T3"> <text:s/>2008 - February 15</text:span><text:span text:style-name="T16">th <text:s/></text:span><text:span text:style-name="T17">2008</text:span></text:p>
      <text:list text:style-name="L6">
        <text:list-item>
          <text:p text:style-name="P5"><text:span text:style-name="T3">Sched implementation </text:span></text:p>
        </text:list-item>
        <text:list-item>
          <text:p text:style-name="P5"><text:span text:style-name="T3">the Execution Planning and the Candidate Set Generator plugins are not important in this <text:s/>part </text:span></text:p>
          <text:p text:style-name="P5"><text:span text:style-name="T3"/></text:p>
        </text:list-item>
      </text:list>
      <text:p text:style-name="P2"><text:span text:style-name="T3">February 15</text:span><text:span text:style-name="T16">th</text:span><text:span text:style-name="T3"> 2008 - March 1</text:span><text:span text:style-name="T16">st</text:span><text:span text:style-name="T3"> 2008 <text:s text:c="2"/></text:span></text:p>
      <text:list text:style-name="L6">
        <text:list-item>
          <text:p text:style-name="P5"><text:span text:style-name="T3">iBES implementattion </text:span></text:p>
          <text:p text:style-name="P5"><text:span text:style-name="T3"/></text:p>
        </text:list-item>
      </text:list>
      <text:p text:style-name="P2"><text:span text:style-name="T3">March 1</text:span><text:span text:style-name="T16">st</text:span><text:span text:style-name="T3"> </text:span><text:span text:style-name="T16"><text:s/></text:span><text:span text:style-name="T3"><text:s/>2008 - March 15</text:span><text:span text:style-name="T16">th</text:span><text:span text:style-name="T3"> <text:s/>2008</text:span></text:p>
      <text:list text:style-name="L7">
        <text:list-item>
          <text:p text:style-name="P10"><text:span text:style-name="T3">EPS, CSG implemen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BFVZIX+Arial-BoldMT" svg:font-family="BFVZIX+Arial-BoldMT" style:font-family-generic="swiss"/>
    <style:font-face style:name="FDJDTO+TimesNewRomanPS-BoldItalicMT" svg:font-family="FDJDTO+TimesNewRomanPS-BoldItalicMT" style:font-family-generic="swiss"/>
    <style:font-face style:name="XSLZKI+TimesNewRomanPSMT" svg:font-family="XSLZKI+TimesNewRomanPSMT" style:font-family-generic="swiss"/>
    <style:font-face style:name="XUMWKT+TimesNewRomanPS-ItalicMT" svg:font-family="XUMWKT+TimesNewRomanPS-ItalicMT"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Gabor Roczei</meta:initial-creator>
    <meta:creation-date>2008-01-25T10:21:02</meta:creation-date>
    <dc:creator>Gabor Roczei</dc:creator>
    <dc:date>2008-01-25T11:49:05</dc:date>
    <dc:language>hu-HU</dc:language>
    <meta:editing-cycles>11</meta:editing-cycles>
    <meta:editing-duration>PT25M24S</meta:editing-duration>
    <meta:user-defined meta:name="Info 1"/>
    <meta:user-defined meta:name="Info 2"/>
    <meta:user-defined meta:name="Info 3"/>
    <meta:user-defined meta:name="Info 4"/>
    <meta:document-statistic meta:table-count="0" meta:image-count="0" meta:object-count="0" meta:page-count="3" meta:paragraph-count="33" meta:word-count="297" meta:character-count="1924"/>
  </office:meta>
</office:document-meta>
</file>